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ésence dans la base SimpleApprenant</text:p>
          </table:table-cell>
          <table:table-cell table:style-name="ce1" office:value-type="string" calcext:value-type="string">
            <text:p>Expression annotée manuellement</text:p>
          </table:table-cell>
          <table:table-cell table:style-name="ce1"/>
        </table:table-row>
        <table:table-row table:style-name="ro2">
          <table:table-cell office:value-type="string" calcext:value-type="string">
            <text:p>A1-A2Thomasetlamainjaune_Chapitre_5.txt</text:p>
          </table:table-cell>
          <table:table-cell office:value-type="string" calcext:value-type="string">
            <text:p>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fait chaud</text:p>
          </table:table-cell>
          <table:table-cell/>
        </table:table-row>
        <table:table-row table:style-name="ro2">
          <table:table-cell office:value-type="string" calcext:value-type="string">
            <text:p>A1-A2Thomasetlamainjaune_Chapitre_5.txt</text:p>
          </table:table-cell>
          <table:table-cell office:value-type="string" calcext:value-type="string">
            <text:p>2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t attention</text:p>
          </table:table-cell>
          <table:table-cell/>
        </table:table-row>
        <table:table-row table:style-name="ro2">
          <table:table-cell office:value-type="string" calcext:value-type="string">
            <text:p>A1-A2Thomasetlamainjaune_Chapitre_5.txt</text:p>
          </table:table-cell>
          <table:table-cell office:value-type="string" calcext:value-type="string">
            <text:p>3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ouent un rôle</text:p>
          </table:table-cell>
          <table:table-cell/>
        </table:table-row>
        <table:table-row table:style-name="ro2">
          <table:table-cell office:value-type="string" calcext:value-type="string">
            <text:p>A1-A2Thomasetlamainjaune_Chapitre_5.txt</text:p>
          </table:table-cell>
          <table:table-cell office:value-type="string" calcext:value-type="string">
            <text:p>4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re ami</text:p>
          </table:table-cell>
          <table:table-cell/>
        </table:table-row>
        <table:table-row table:style-name="ro2">
          <table:table-cell office:value-type="string" calcext:value-type="string">
            <text:p>A1-A2Thomasetlamainjaune_Chapitre_5.txt</text:p>
          </table:table-cell>
          <table:table-cell office:value-type="string" calcext:value-type="string">
            <text:p>5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late de rire</text:p>
          </table:table-cell>
          <table:table-cell/>
        </table:table-row>
        <table:table-row table:style-name="ro2">
          <table:table-cell office:value-type="string" calcext:value-type="string">
            <text:p>A1-A2Thomasetlamainjaune_Chapitre_5.txt</text:p>
          </table:table-cell>
          <table:table-cell office:value-type="string" calcext:value-type="string">
            <text:p>8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ène une enquête</text:p>
          </table:table-cell>
          <table:table-cell/>
        </table:table-row>
        <table:table-row table:style-name="ro2">
          <table:table-cell office:value-type="string" calcext:value-type="string">
            <text:p>A1-A2Thomasetlamainjaune_Chapitre_5.txt</text:p>
          </table:table-cell>
          <table:table-cell office:value-type="string" calcext:value-type="string">
            <text:p>10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 faites une tête</text:p>
          </table:table-cell>
          <table:table-cell/>
        </table:table-row>
        <table:table-row table:style-name="ro2">
          <table:table-cell office:value-type="string" calcext:value-type="string">
            <text:p>A1-A2Thomasetlamainjaune_Chapitre_5.txt</text:p>
          </table:table-cell>
          <table:table-cell office:value-type="string" calcext:value-type="string">
            <text:p>6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te les pieds</text:p>
          </table:table-cell>
          <table:table-cell/>
        </table:table-row>
        <table:table-row table:style-name="ro2">
          <table:table-cell office:value-type="string" calcext:value-type="string">
            <text:p>A1-A2Thomasetlamainjaune_Chapitre_5.txt</text:p>
          </table:table-cell>
          <table:table-cell office:value-type="string" calcext:value-type="string">
            <text:p>7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' <text:s/>* a pas une minute à perdre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2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t mauvais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3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t aussi du travail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4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de * mes oreilles grandes ouvertes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20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5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t * peur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7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cœur qui bat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8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cœur qui bat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9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sser à l' action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10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 peur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1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 * le temps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12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 en danger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13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* besoin de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14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eler à l' aide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11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t beaucoup de bruit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19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16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ue la queue</text:p>
          </table:table-cell>
          <table:table-cell/>
        </table:table-row>
        <table:table-row table:style-name="ro2">
          <table:table-cell office:value-type="string" calcext:value-type="string">
            <text:p>A1_Albertetfolio_Texte.txt</text:p>
          </table:table-cell>
          <table:table-cell office:value-type="string" calcext:value-type="string">
            <text:p>13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t du bruit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t va bien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2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ue la comédie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 * raison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5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i l' habitude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6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i pas envie de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7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 * dans la lune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8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re un cadeau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9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 fera beau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0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raison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2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eu pitié de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3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vera une * excuse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4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dre soin de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5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i * envie de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6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t beau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8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t l' effort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9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nnent pour des idiots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7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 fait beau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8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 fait soleil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9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i envie de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20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ds le temps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27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re peur</text:p>
          </table:table-cell>
          <table:table-cell/>
        </table:table-row>
        <table:table-row table:style-name="ro2">
          <table:table-cell office:value-type="string" calcext:value-type="string">
            <text:p>A2_lachambre_chapitre_1.txt</text:p>
          </table:table-cell>
          <table:table-cell office:value-type="string" calcext:value-type="string">
            <text:p>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1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aient froid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2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aient faim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3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sait * froid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4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rmait la marche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4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 * raison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6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t * froid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7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 beaucoup de mal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4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prendre des forces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4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 faim</text:p>
          </table:table-cell>
          <table:table-cell/>
        </table:table-row>
        <table:table-row table:style-name="ro2">
          <table:table-cell office:value-type="string" calcext:value-type="string">
            <text:p>A2_Lacite_Chapitre_1.txt</text:p>
          </table:table-cell>
          <table:table-cell office:value-type="string" calcext:value-type="string">
            <text:p>5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 * le droit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1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ne soif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1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re comme un tambour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2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t pris la fuite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3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 appelé les secours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4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ndre visite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5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appelé les secours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6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 coeur bat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7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ndre visite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6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 n' est jamais trop tard pour bien faire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8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trape le temps perdu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11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ser à autre chose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12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 bien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9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is mal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10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i envie de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1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i envie de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12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vais * le temps</text:p>
          </table:table-cell>
          <table:table-cell/>
        </table:table-row>
        <table:table-row table:style-name="ro2">
          <table:table-cell office:value-type="string" calcext:value-type="string">
            <text:p>A2_revelation_chapitre_9.txt</text:p>
          </table:table-cell>
          <table:table-cell office:value-type="string" calcext:value-type="string">
            <text:p>1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1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naissait par cœur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1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udroyait du regard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2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se par la tête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6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 plus fort que lui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3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taient dans des colères noires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4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ne une décision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5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înait des pieds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6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 mettre en rangs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7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t une grimace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8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tait à la porte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9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 fait * beau</text:p>
          </table:table-cell>
          <table:table-cell/>
        </table:table-row>
        <table:table-row table:style-name="ro2">
          <table:table-cell office:value-type="string" calcext:value-type="string">
            <text:p>B1_Attention_Chapitre_1.txt</text:p>
          </table:table-cell>
          <table:table-cell office:value-type="string" calcext:value-type="string">
            <text:p>10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ser le temps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oue le rôl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4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ête sa voix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5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ttire l'attention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6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t été mis à jour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7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t d'accord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8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blème pos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9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s en plac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7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sait problèm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8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dre en charg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9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t fait l'objet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10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dre en charg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1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dre soin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13/IDIOM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dre * à bras le corps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16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ant * un regard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17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t envi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17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'ont * envie d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18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ant * conscienc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0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tera les louanges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t l'objet d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2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vez * raison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3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it en contact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4/IDIOM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mbe * de sa chais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5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vez * raison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6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ez raison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7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ttez * en caus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8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ttez en caus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29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nir compte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0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vez raison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4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 d'accord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1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ne son sang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2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ner son sang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B2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7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t * peur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vait donné naissance à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2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tait à l'abri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re semblant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4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t en scène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mener hors du droit chemin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5/FIXE/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ça ne sert à rien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6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'être dans le déni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5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t mises sur un piédestal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6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'est * fendu d'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7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 est question du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0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t d'accord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1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re demi- tour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2/COLL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pris un tour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4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dre la mesure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5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mmes rendus compte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7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sent * à l'acte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8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uter le couvercle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20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ouer un rôle clé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0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 mettre au vert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1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 mettre à son compte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2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rne * court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arder à l'esprit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4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souvir ses passions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27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 raison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5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ser la question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6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se la question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17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ser * la question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4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er * la question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2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ette question * pose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ette question- là * poser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5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d compte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7/COLL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t de la résistance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6/COLLOC/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s à l'eau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1_lepointdufle.txt</text:p>
          </table:table-cell>
          <table:table-cell office:value-type="string" calcext:value-type="string">
            <text:p>3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aient même d' accord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 * besoin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 * un frein pour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 jurent que par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t peur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ttant en <text:span text:style-name="T1">œ</text:span>uvr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ouer leur rêl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l' air de rien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 est * grand temps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7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ra au rendez- vous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8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onner lieu à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7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ler vite avec des œillères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9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digez un articl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0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tes parti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ez * position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2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optez un styl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4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nir compt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5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ncontre un succès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9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ndre la mesur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7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re des exercices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8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ttent en pratiqu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8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* lieu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19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t partie d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0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ner son point de vu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1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ner leur avis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2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naient goût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3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naient goût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4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tre au point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5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a le mot de la fin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6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être en contact avec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8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t en avant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29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 * l' accent sur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0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t du neuf avec du vieux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5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nd compt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7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rez soin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9/COLLOC/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 mise en plac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3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nnent les décisions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1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ndre la parol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4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s en plac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3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 sont qu' à leurs balbutiements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4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mbent amoureux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5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ait à l' origine d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6/IDIOM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re la passerelle entr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7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ens compt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38/IDIOM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re la passerelle entr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voir peur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2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t fait d' énormes progrès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ens compt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4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ndent compt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1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ne sur un plateau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2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' écart <text:s/>* se creus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3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mber malad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4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' écart * se creusant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5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 à l' affût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6/COLLOC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ndre une décision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7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* une * relation avec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8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ez part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49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êtes d' accord avec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0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enez part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nant compt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2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t le lien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72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st rendu compt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73/COLLOC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t pas besoin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3/IDIOM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' écart * se creuse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4/FIXE/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ons du mal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5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ur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6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7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8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59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0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1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2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3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4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5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6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7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8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69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70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y avait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71/FIXE/V</text:p>
          </table:table-cell>
          <table:table-cell/>
          <table:table-cell office:value-type="string" calcext:value-type="string">
            <text:p>il y 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72/FIXE/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 n'y aura</text:p>
          </table:table-cell>
          <table:table-cell/>
        </table:table-row>
        <table:table-row table:style-name="ro2">
          <table:table-cell office:value-type="string" calcext:value-type="string">
            <text:p>C2_lepointdufle.txt</text:p>
          </table:table-cell>
          <table:table-cell office:value-type="string" calcext:value-type="string">
            <text:p>73/FIXE/V</text:p>
          </table:table-cell>
          <table:table-cell/>
          <table:table-cell office:value-type="string" calcext:value-type="string">
            <text:p>il y 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lia Todirascu</meta:initial-creator>
    <meta:creation-date>2022-05-04T09:25:52.998697215</meta:creation-date>
    <dc:date>2022-05-04T09:36:47.438799438</dc:date>
    <dc:creator>Amalia Todirascu</dc:creator>
    <meta:editing-duration>PT10M53S</meta:editing-duration>
    <meta:editing-cycles>2</meta:editing-cycles>
    <meta:generator>LibreOffice/6.2.8.2$Linux_X86_64 LibreOffice_project/20$Build-2</meta:generator>
    <meta:document-statistic meta:table-count="1" meta:cell-count="1066" meta:object-count="0"/>
  </office:meta>
</office:document-meta>
</file>